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ymbol" svg:font-family="Symbol" style:font-family-generic="roman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paragraph-rsid="00021153"/>
    </style:style>
    <style:style style:name="P2" style:family="paragraph" style:parent-style-name="Standard">
      <style:text-properties officeooo:paragraph-rsid="00021153"/>
    </style:style>
    <style:style style:name="P3" style:family="paragraph" style:parent-style-name="Heading_20_4">
      <style:text-properties officeooo:paragraph-rsid="0002115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list xml:id="list2495303962" text:style-name="WW8Num7">
        <text:list-item>
          <text:list>
            <text:list-item>
              <text:list>
                <text:list-item>
                  <text:list>
                    <text:list-item>
                      <text:h text:style-name="P3" text:outline-level="4">xxxxxxxxxxxxxxxxxxxx</text:h>
                    </text:list-item>
                  </text:list>
                </text:list-item>
              </text:list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ymbol" svg:font-family="Symbol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Standard" style:next-style-name="Standard" style:default-outline-level="4" style:list-style-name="WW8Num7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7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ardalinea-lettertype" style:family="text"/>
    <style:style style:name="Footnote_20_Symbol" style:display-name="Footnote Symbol" style:family="text" style:parent-style-name="Standaardalinea-lettertype">
      <style:text-properties style:text-position="super 58%"/>
    </style:style>
    <style:style style:name="WW8Num7z0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9z0" style:family="text"/>
    <style:style style:name="WW8Num9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7">
      <text:list-level-style-number text:level="1" text:style-name="WW8Num7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3cm"/>
        </style:list-level-properties>
      </text:list-level-style-number>
      <text:list-level-style-number text:level="3" text:style-name="WW8Num7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cm"/>
        </style:list-level-properties>
      </text:list-level-style-number>
      <text:list-level-style-number text:level="4" text:style-name="WW8Num7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7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7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7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text:style-name="WW8Num7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text:style-name="WW8Num7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7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7z3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7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7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7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7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7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9z1" loext:num-list-format="%2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3" text:style-name="WW8Num9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9z3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9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9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9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9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9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number text:level="1" text:style-name="WW8Num1z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318cm" fo:margin-left="2.54cm"/>
        </style:list-level-properties>
      </text:list-level-style-number>
      <text:list-level-style-number text:level="4" text:style-name="WW8Num1z3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318cm" fo:margin-left="6.35cm"/>
        </style:list-level-properties>
      </text:list-level-style-number>
      <text:list-level-style-number text:level="7" text:style-name="WW8Num1z6" loext:num-list-format="%7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WW8Num1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text:style-name="WW8Num1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318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9-25T15:35:31.864611000</meta:creation-date>
    <dc:date>2021-11-10T15:31:54.510958530</dc:date>
    <meta:editing-duration>PT2M30S</meta:editing-duration>
    <meta:editing-cycles>5</meta:editing-cycles>
    <meta:generator>LibreOfficeDev/7.3.0.0.alpha1$Linux_X86_64 LibreOffice_project/6ae6d813eb44083dc49fd4b9d8789877c572b3c6</meta:generator>
    <dc:creator>asuperlongfirstnamehere asuperlongsurnamehere</dc:creator>
    <meta:document-statistic meta:table-count="0" meta:image-count="0" meta:object-count="0" meta:page-count="1" meta:paragraph-count="1" meta:word-count="2" meta:character-count="28" meta:non-whitespace-character-count="28"/>
  </office:meta>
</office:document-meta>
</file>